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right="-46.2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SCHEMA LOGICO</text:span></text:p>
      <text:p text:style-name="P1"><text:span text:style-name="T2"/></text:p>
      <text:p text:style-name="P2"><text:span text:style-name="T3">UTENTE(</text:span><text:span text:style-name="T4">nome</text:span><text:span text:style-name="T5">, email, password, tipo, residenza, datanascita)</text:span></text:p>
      <text:p text:style-name="P2"><text:span text:style-name="T6"/></text:p>
      <text:p text:style-name="P2"><text:span text:style-name="T7"><text:s/>PREFERENZA(</text:span><text:span text:style-name="T8">nome[UTENTE], nomec[CATEGORIA]</text:span><text:span text:style-name="T9">)<text:s text:c="2"/></text:span></text:p>
      <text:p text:style-name="P2"><text:span text:style-name="T10"/></text:p>
      <text:p text:style-name="P2"><text:span text:style-name="T11">CATEGORIA(</text:span><text:span text:style-name="T12">nomec)</text:span></text:p>
      <text:p text:style-name="P2"><text:span text:style-name="T13"/></text:p>
      <text:p text:style-name="P2"><text:span text:style-name="T14">SOTTOCATEGORIA(</text:span><text:span text:style-name="T15">nomec[CATEGORIA], nomesc)</text:span><text:span text:style-name="T16"><text:s/></text:span></text:p>
      <text:p text:style-name="P2"><text:span text:style-name="T17"/></text:p>
      <text:p text:style-name="P2"><text:span text:style-name="T18">TOPIC1(</text:span><text:span text:style-name="T19">nomec[CATEGORIA], (nome, data)[DOMANDAPERTA]</text:span><text:span text:style-name="T20">)</text:span></text:p>
      <text:p text:style-name="P2"><text:span text:style-name="T21"/></text:p>
      <text:p text:style-name="P2"><text:span text:style-name="T22">TOPIC2(</text:span><text:span text:style-name="T23">nomec[CATEGORIA], (nome, data</text:span><text:span text:style-name="T24">)[SONDAGGIO])</text:span></text:p>
      <text:p text:style-name="P2"><text:span text:style-name="T25"/></text:p>
      <text:p text:style-name="P2"><text:span text:style-name="T26">DOMANDAPERTA(</text:span><text:span text:style-name="T27">nome[UTENTE], data,</text:span><text:span text:style-name="T28"><text:s/>testo, imgurl, imgtesto, chiusa) </text:span></text:p>
      <text:p text:style-name="P2"><text:span text:style-name="T29"/></text:p>
      <text:p text:style-name="P2"><text:span text:style-name="T30">SONDAGGIO(</text:span><text:span text:style-name="T31">nome[UTENTE], data,</text:span><text:span text:style-name="T32"><text:s/>testo, imgurl, imgtesto, chiusa)</text:span></text:p>
      <text:p text:style-name="P2"><text:span text:style-name="T33"/></text:p>
      <text:p text:style-name="P2"><text:span text:style-name="T34">RISPOSTAPREDEFINITA(</text:span><text:span text:style-name="T35">nome[UTENTE], (nome,data)[SONDAGGIO]</text:span><text:span text:style-name="T36">, anonimo, testorisp)</text:span></text:p>
      <text:p text:style-name="P2"><text:span text:style-name="T37"/></text:p>
      <text:p text:style-name="P3"><text:span text:style-name="T38">RISPOSTAPERTA(nome[</text:span><text:span text:style-name="T39">UTENTE], data,</text:span><text:span text:style-name="T40"><text:s/>testo, anonimo, votopositivo, votonegativo,<text:s text:c="2"/>(nome,data)[DOMANDAPERTA])</text:span></text:p>
      <text:p text:style-name="P4"><text:span text:style-name="T41"/></text:p>
      <text:p text:style-name="P4"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